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9pt" style:font-size-asian="9pt" style:font-size-complex="9pt"/>
    </style:style>
    <style:style style:name="P2" style:family="paragraph" style:parent-style-name="Standard">
      <style:text-properties style:font-name="Optima"/>
    </style:style>
    <style:style style:name="P3" style:family="paragraph" style:parent-style-name="Standard">
      <style:text-properties style:font-name="Optima" fo:font-size="10pt" style:font-size-asian="10pt" style:font-size-complex="10pt"/>
    </style:style>
    <style:style style:name="P4" style:family="paragraph" style:parent-style-name="Standard">
      <style:text-properties style:font-name="Optima" fo:font-size="10pt" fo:font-style="normal" style:font-size-asian="10pt" style:font-style-asian="normal" style:font-size-complex="10pt" style:font-style-complex="normal"/>
    </style:style>
    <style:style style:name="P5" style:family="paragraph" style:parent-style-name="Standard">
      <style:text-properties style:font-name="Optima" fo:font-size="10pt" fo:font-style="normal" fo:font-weight="bold" style:font-size-asian="10pt" style:font-style-asian="normal" style:font-weight-asian="bold" style:font-size-complex="10pt" style:font-style-complex="normal" style:font-weight-complex="bold"/>
    </style:style>
    <style:style style:name="P6" style:family="paragraph" style:parent-style-name="Standard">
      <style:text-properties style:font-name="Optima" fo:font-size="10pt" fo:font-style="normal" fo:font-weight="bold" style:font-size-asian="8.75pt" style:font-style-asian="normal" style:font-weight-asian="bold" style:font-size-complex="10pt" style:font-style-complex="normal" style:font-weight-complex="bold"/>
    </style:style>
    <style:style style:name="P7" style:family="paragraph" style:parent-style-name="Standard">
      <style:text-properties style:font-name="Optima" fo:font-size="10pt" fo:font-style="normal" fo:font-weight="normal" style:font-size-asian="8.75pt" style:font-style-asian="normal" style:font-weight-asian="normal" style:font-size-complex="10pt" style:font-style-complex="normal" style:font-weight-complex="normal"/>
    </style:style>
    <style:style style:name="P8" style:family="paragraph" style:parent-style-name="Standard">
      <style:text-properties style:font-name="Optima"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style:font-name="Optima" fo:font-size="14pt" style:font-size-asian="14pt" style:font-size-complex="14pt"/>
    </style:style>
    <style:style style:name="P10" style:family="paragraph" style:parent-style-name="Standard">
      <style:text-properties style:font-name="Optima" fo:font-size="12pt" fo:font-weight="bold" style:font-size-asian="12pt" style:font-weight-asian="bold" style:font-size-complex="12pt" style:font-weight-complex="bold"/>
    </style:style>
    <style:style style:name="P11" style:family="paragraph" style:parent-style-name="Standard">
      <style:text-properties style:font-name="Optima"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text-properties style:font-name="Optima" fo:font-size="11pt" fo:font-style="normal" fo:font-weight="bold" style:font-size-asian="9.60000038146973pt" style:font-style-asian="normal" style:font-weight-asian="bold" style:font-size-complex="11pt" style:font-style-complex="normal" style:font-weight-complex="bold"/>
    </style:style>
    <style:style style:name="P13" style:family="paragraph" style:parent-style-name="Standard">
      <style:text-properties style:font-name="Optima"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text-properties style:font-name="Optima" fo:font-size="10pt" fo:font-style="normal" style:font-size-asian="10pt" style:font-style-asian="normal" style:font-size-complex="10pt" style:font-style-complex="normal"/>
    </style:style>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enAgile<text:span text:style-name="T1">TM</text:span> Learning System<text:span text:style-name="T1">TM</text:span></text:p>
      <text:p text:style-name="P9">OpenAgile Team Rules Adoption – Assessor's Guide</text:p>
      <text:p text:style-name="P9"/>
      <text:p text:style-name="P10">Purpose – To track the adoption of OpenAgile practices and principles in a single team:</text:p>
      <text:p text:style-name="P2"/>
      <text:p text:style-name="P3">This assessment is used to find out which rules of OpenAgile are currently being practiced. It is used to track the team's progress over time. This list also helps us track the development of a team through the stages of Formed, Launched, Stable, Performing, Sustainable, and Innovating.</text:p>
      <text:p text:style-name="P3"/>
      <text:p text:style-name="P10">Running the workshop:</text:p>
      <text:p text:style-name="P3"/>
      <text:p text:style-name="P4">This assessment tool is designed to be used by an individual who is deeply familiar with the moment-to-moment activities of a team. <text:s/>This may be a Team Member, or someone serving to do Process Facilitation. <text:s/>It may also be done by a person acting as a Catalyst within an organization or community. <text:s/>The person who is using the tool will go through item by item through all the listed practices and evaluate the team's actions relative to the practice. <text:s/>Practices are listed in order of which level of team development they are normally found. <text:s/>There are also a number of OpenAgile practices which are not part of a particular level. <text:s/>Instead, these practices are adopted by the team as they see fit.</text:p>
      <text:p text:style-name="P4"/>
      <text:p text:style-name="P4">NOTE: This document is based on the latest official version of what is available on the OpenAgile community site at this location: <text:a xlink:type="simple" xlink:href="http://wiki.openagile.org/wiki/Teams">http://wiki.openagile.org/wiki/Teams</text:a> </text:p>
      <text:p text:style-name="P4"/>
      <text:p text:style-name="P5">Scoring</text:p>
      <text:p text:style-name="P4"/>
      <text:p text:style-name="P4">Each item in the list is either scored from 0 to 1 or from 0 to 4. <text:s/>Scoring must be whole numbers (0.5 is not allowed). <text:s/>An item with a 0 to 1 scoring is essentially True or False, or On and Off. <text:s/>Zero is false or off. <text:s/>One is true or on. <text:s/>An item with a 0 to 4 scoring gives a bit of range and subtlety so that a Zero still means a complete lack of the item and a four means that that practice is being done perfectly. <text:s/>Please note that the scores do not include <text:span text:style-name="T2">weighting</text:span>! <text:s/>A 0 to 1 is not less important than a 0 to 4 item.</text:p>
      <text:p text:style-name="P4"/>
      <text:p text:style-name="P4">What follows is a summary explanation of each practice in the order in which they occur in the evaluation spreadsheet.</text:p>
      <text:p text:style-name="P4"/>
      <text:p text:style-name="P11">Formed (Level 1): Basic Intention to Engage in Learning Process</text:p>
      <text:p text:style-name="P4">Description of this level: the team is ready to start working on a project together or they have already been working together and are using OpenAgile to begin the process of getting better at delivering, learning and working together.</text:p>
      <text:p text:style-name="P4"/>
      <text:p text:style-name="P5">Team agrees to learn and practice Truthfulness</text:p>
      <text:p text:style-name="P4"><text:tab/>Team members understand the basic idea of Truthfulness including both honesty and integrity. <text:s/>Based on that understanding, all team members verbally acknowledge that they will learn more about Truthfulness and will try to apply it to the team environment.</text:p>
      <text:p text:style-name="P4"/>
      <text:p text:style-name="P5">Team agrees to learn and practice Consultative Decision-Making</text:p>
      <text:p text:style-name="P4"><text:tab/>Team members understand the basic idea of Consultative Decision-Making as a method for reaching united action. <text:s/>Based on that understanding, all team members verbally acknowledge that they will learn more about Consultative Decision-Making and will try to use it to make decisions in the team environment.</text:p>
      <text:p text:style-name="P4"/>
      <text:p text:style-name="P5">Team goes through a process of Reflection, Learning, Planning and Action in short Cycles</text:p>
      <text:p text:style-name="P4"><text:tab/>Team members regularly and systematically recall events, processes and outcomes, learn from them, and then plan future action that is informed by that learning. <text:s/>At this level, this is simply a rating about if this is happening, not if it is done as part of, for example, an Engagement Meeting.</text:p>
      <text:p text:style-name="P4"><text:soft-page-break/></text:p>
      <text:p text:style-name="P5">Team is aware of the broad goal</text:p>
      <text:p text:style-name="P4"><text:tab/>Team members know enough about why they are working together to actually get a start on doing some work to deliver value to stakeholders. <text:s/>At this level, this does not require a clear goal, nor actual measurement of results.</text:p>
      <text:p text:style-name="P4"/>
      <text:p text:style-name="P5">Prospective Team membership determined</text:p>
      <text:p text:style-name="P4"><text:tab/>Individuals know if they are on the team, but details such as start dates, time commitment, overall duration, and starting role may not be established. <text:s text:c="2"/>There may also be a number of individuals who <text:span text:style-name="T2">may</text:span> be on the team, but a final decision has not yet been reached.</text:p>
      <text:p text:style-name="P4"/>
      <text:p text:style-name="P5">Team agrees to work towards Launched (Level 2)</text:p>
      <text:p text:style-name="P4"><text:tab/>All the individuals on the team are aware of the requirements for the Launched level and are in verbal agreement that they would like to work on satisfying those requirements. <text:s/>This does not require a specific plan or timeline.</text:p>
      <text:p text:style-name="P4"/>
      <text:p text:style-name="P11">Launched (Level 2): Understand Core Practices, Executing Systematic Learning Process</text:p>
      <text:p text:style-name="P4">Description of this level: the team is systematically applying OpenAgile to their work by putting in place some basic processes and practices.</text:p>
      <text:p text:style-name="P4"/>
      <text:p text:style-name="P5">Work Cycle is a consistent length</text:p>
      <text:p text:style-name="P4"><text:tab/>The team has agreed to and implemented a Cycle duration. <text:s/>It does not need to be <text:span text:style-name="T2">reasonable</text:span>, but rather the decision on the length should have taken into considerations about creating a regular rhythm in the team's work processes.</text:p>
      <text:p text:style-name="P4"/>
      <text:p text:style-name="P5">Team is committed to a single clearly-articulated and well-defined project or operational Goal</text:p>
      <text:p text:style-name="P4"><text:tab/>The team may call this a “vision statement”, “purpose” or “objective” instead of a Goal. <text:s/>A single team should have one and only one Goal. <text:s/>Every team member verbally agrees to work towards this Goal. <text:s/>The goal is written down and everyone on the team as well as all the stakeholders of the team understand it in its written form.</text:p>
      <text:p text:style-name="P4"/>
      <text:p text:style-name="P5">Team has Cycle Engagement meetings</text:p>
      <text:p text:style-name="P4"><text:tab/>Most of the members of the Team get together at the start of most Cycles for an Engagement meeting. <text:s/>At this meeting, discussion need not be structured. <text:s/>At this level, it is the creation of a space in the schedule for everyone to recognize that a Cycle has come to a close and share what is in store for the next Cycle.</text:p>
      <text:p text:style-name="P4"/>
      <text:p text:style-name="P5">Team has Progress meetings</text:p>
      <text:p text:style-name="P4"><text:tab/>Most of the members of the Team get together several times in a Cycle for a quick status update. <text:s/>At this meeting, discussion need not be structured. <text:s/>At this level, it is the creation of a space in the schedule for everyone to systematically communicate with each other, to promote visibility and reduce errors or re-work.</text:p>
      <text:p text:style-name="P4"/>
      <text:p text:style-name="P5">Team members are all at “Readiness” level</text:p>
      <text:p text:style-name="P4"><text:tab/>Team members have read the OpenAgile Primer and scored 100% on the OpenAgile Readiness Knowledge Test (both available online for free at <text:a xlink:type="simple" xlink:href="http://www.openagile.com/">http://www.openagile.com</text:a>).</text:p>
      <text:p text:style-name="P4"/>
      <text:p text:style-name="P5">Team agrees to work towards Stable (Level 3)</text:p>
      <text:p text:style-name="P4"><text:tab/>All the individuals on the team are aware of the requirements for the Stable level and are in verbal agreement that they would like to work on satisfying those requirements. <text:s/>This does not require a specific plan or timeline.</text:p>
      <text:p text:style-name="P4"/>
      <text:p text:style-name="P11">Stable (Level 3): Comfortable with Majority of Basic Practices</text:p>
      <text:p text:style-name="P4">Description of this level: the team has developed a comfortable rhythm so that the basic practices of OpenAgile are done consistently and without effort or anxiety.</text:p>
      <text:p text:style-name="P4"/>
      <text:p text:style-name="P5"><text:soft-page-break/>Ten Cycles completed (at least)</text:p>
      <text:p text:style-name="P4"><text:tab/>The team needs at least ten Cycles to prove that it is stable. <text:s/>Stability indicates that the team has put in place and maintained all the rules from the Formed and Launched levels, as well as built capacity to understand the process, apply it with discipline, and use the process to grow.</text:p>
      <text:p text:style-name="P4"/>
      <text:p text:style-name="P5">Key performance metric for Goal is defined and measured</text:p>
      <text:p text:style-name="P4"><text:tab/>The team implements one metric that will give them a clear way of seeing their progress towards their goal. <text:s/>This metric may combine a number of measurements (e.g. ROI is a metric that includes measures of both costs and returns). <text:s/>This performance metric should be updated at least once every Cycle.</text:p>
      <text:p text:style-name="P4"/>
      <text:p text:style-name="P5">All Team members are at the “Team Member” level</text:p>
      <text:p text:style-name="P4"><text:tab/>Team members have read the Team Member manual, attended a Team Member training, scored 100% on the OpenAgile Team Member test, confirmed their references, received mentoring, and agreed to the OpenAgile code of ethics (all details available online at <text:a xlink:type="simple" xlink:href="http://www.openagile.com/">http://www.openagile.com</text:a>).</text:p>
      <text:p text:style-name="P4"/>
      <text:p text:style-name="P5">One Team member is at the “Process Facilitation” level</text:p>
      <text:p text:style-name="P4"><text:tab/>Process Facilitation requires strong knowledge and understanding of OpenAgile as well as excellent facilitation skills. <text:s/>Building these capacities requires reading, training and mentoring, similar to the Team Member level (details available online at <text:a xlink:type="simple" xlink:href="http://www.openagile.com/">http://www.openagile.com</text:a>).</text:p>
      <text:p text:style-name="P4"/>
      <text:p text:style-name="P5">One Team member is at the “Growth Facilitation” level</text:p>
      <text:p text:style-name="P4"><text:tab/>Growth Facilitation requires strong knowledge and understanding of capacity-building and of value vs. waste, as well as excellent facilitation skills. <text:s/>Building these capacities requires reading, training and mentoring, similar to the Team Member level (details available online at <text:a xlink:type="simple" xlink:href="http://www.openagile.com/">http://www.openagile.com</text:a>).</text:p>
      <text:p text:style-name="P4"/>
      <text:p text:style-name="P5">For “projects”, Work Cycle is at most 1/5<text:span text:style-name="T1">th</text:span> duration of overall effort</text:p>
      <text:p text:style-name="P4"><text:tab/>Projects have a definite start and end. <text:s/>Not all work done with OpenAgile will be project work. <text:s/>This item is not applicable to teams doing ongoing management or operations.</text:p>
      <text:p text:style-name="P4"/>
      <text:p text:style-name="P5">Cycle Engagement Meeting is timeboxed</text:p>
      <text:p text:style-name="P4"><text:tab/>Every Cycle, a fixed amount of time is set aside for the Engagement Meeting whose outcome is a Cycle Plan. <text:s/>Timeboxing is a discipline where regardless of the state of the meeting, it is closed at the end of the time allocated for it. <text:s/>For example, a meeting that is timeboxed to 2 hours, will end at the 2 hour point even if there are unresolved items on the agenda.</text:p>
      <text:p text:style-name="P4"/>
      <text:p text:style-name="P5">Engagement meeting includes Reflection</text:p>
      <text:p text:style-name="P4"><text:tab/>Inside the Engagement Meeting, the team sets aside time to deliberately review events, feelings and results from the Cycle that just concluded. <text:s/>Reflection is participatory and may include stakeholders. <text:s/>Participants in reflection are aware that the capacity for detachment helps make reflection more effective.</text:p>
      <text:p text:style-name="P4"/>
      <text:p text:style-name="P5">Engagement meeting includes Learning (focused on Value Drivers)</text:p>
      <text:p text:style-name="P4"><text:tab/>Inside the Engagement Meeting, the team sets aside time to deliberately identify what has been learned over the past Cycle, including skills, concepts, and feedback from outside the team. <text:s/>Learning is participatory and may include stakeholders. <text:s/>Participants in learning are aware that the capacity for search helps make learning more effective.</text:p>
      <text:p text:style-name="P4"/>
      <text:p text:style-name="P5">Engagement meeting includes Planning (choosing Value Drivers to work on)</text:p>
      <text:p text:style-name="P4"><text:tab/>Inside the Engagement Meeting, the team sets aside time to deliberately create a plan that is based on learning. <text:s/>The plan includes Value Drivers and Tasks. <text:s/>Planning is participatory and may include stakeholders. <text:s/>Participants in planning are aware that the capacity for love helps make planning more effective.</text:p>
      <text:p text:style-name="P4"/>
      <text:p text:style-name="P5">The whole Team commits to the Cycle Plan</text:p>
      <text:p text:style-name="P4"><text:tab/>All the members of the Team are aware of the details of the Cycle Plan and both individually and <text:soft-page-break/>collectively agree to execute the plan. <text:s/>Stakeholders cannot exert pressure on the Team Members to either limit their commitment or over-commit.</text:p>
      <text:p text:style-name="P4"/>
      <text:p text:style-name="P5">Team holds Progress Meeting at regular intervals at least four times per Cycle</text:p>
      <text:p text:style-name="P4"><text:tab/>The members of the Team get together to verbally share their status with each other. <text:s/>At this level, no particular structure is required for Progress Meetings. <text:s/>However, there must be at least four Progress Meetings every Cycle, and they must be evenly spaced.</text:p>
      <text:p text:style-name="P4"/>
      <text:p text:style-name="P5">Non-leveled OpenAgile rules adoption level at 50% for at least 3 Cycles in a row</text:p>
      <text:p text:style-name="P4"><text:tab/>There are several details of OpenAgile that must eventually be adopted. <text:s/>However, these “non-leveled” items can be adopted by a team based on need, comfort and capacity. <text:s/>For this level, half of those items must have been evaluated at full score collectively for at least 3 Cycles in a row.</text:p>
      <text:p text:style-name="P4"/>
      <text:p text:style-name="P5">Team agrees to work towards Performing (Level 4)</text:p>
      <text:p text:style-name="P4"><text:tab/>All the individuals on the team are aware of the requirements for the Performing level and are in verbal agreement that they would like to work on satisfying those requirements. <text:s/>This does not require a specific plan or timeline.</text:p>
      <text:p text:style-name="P4"/>
      <text:p text:style-name="P11">Performing (Level 4): Realizing Improvement in Product, Process and People</text:p>
      <text:p text:style-name="P6"/>
      <text:p text:style-name="P6">Twenty Cycles Completed (at least)</text:p>
      <text:p text:style-name="P7"/>
      <text:p text:style-name="P6">Key performance metric for Goal is measured and increasing for 70% of trailing Cycles</text:p>
      <text:p text:style-name="P7"/>
      <text:p text:style-name="P6">All Value Drivers are clearly related to the Goal</text:p>
      <text:p text:style-name="P7"/>
      <text:p text:style-name="P6">Progress Meeting includes Reflection</text:p>
      <text:p text:style-name="P7"/>
      <text:p text:style-name="P6">Progress Meeting includes Learning</text:p>
      <text:p text:style-name="P7"/>
      <text:p text:style-name="P6">Progress Meeting includes Planning</text:p>
      <text:p text:style-name="P7"/>
      <text:p text:style-name="P6">Team Standards defined</text:p>
      <text:p text:style-name="P7"/>
      <text:p text:style-name="P6">Cycle Engagement Meeting Learning includes Team Standards</text:p>
      <text:p text:style-name="P7"/>
      <text:p text:style-name="P6">Team Cycle Plan is visible in a Team Room</text:p>
      <text:p text:style-name="P7"/>
      <text:p text:style-name="P6">Team Cycle Plan is updated every Progress Meeting</text:p>
      <text:p text:style-name="P7"/>
      <text:p text:style-name="P6">All Consultative Decision-Making takes place in Team Room</text:p>
      <text:p text:style-name="P7"/>
      <text:p text:style-name="P6">Non-leveled OpenAgile rules adoption level at 70% for at least 5 Cycles in a row</text:p>
      <text:p text:style-name="P7"/>
      <text:p text:style-name="P6">Team agrees to work towards Sustainable Rules</text:p>
      <text:p text:style-name="P7"/>
      <text:p text:style-name="P11">Sustainable (Level 5): Able to Sustain Use of Framework Even in Times of Crisis</text:p>
      <text:p text:style-name="P6"/>
      <text:p text:style-name="P6">Thirty Cycles completed (at least)</text:p>
      <text:p text:style-name="P7"/>
      <text:p text:style-name="P6">Key performance metric for Goal is measured and increasing for 90% of trailing Cycles</text:p>
      <text:p text:style-name="P7"/>
      <text:p text:style-name="P6">Second Team member is at the “Process Facilitation” level</text:p>
      <text:p text:style-name="P7"><text:soft-page-break/></text:p>
      <text:p text:style-name="P6">Second Team member is at the “Growth Facilitation” level</text:p>
      <text:p text:style-name="P7"/>
      <text:p text:style-name="P6">One Team member is at the “Mentor” level</text:p>
      <text:p text:style-name="P7"/>
      <text:p text:style-name="P6">Non-leveled OpenAgile rules adoption level at 90% for at least 10 Cycles in a row</text:p>
      <text:p text:style-name="P7"/>
      <text:p text:style-name="P6">OpenAgile Performance Metrics measured and trending upwards</text:p>
      <text:p text:style-name="P7"/>
      <text:p text:style-name="P6">Limit Individual Work-In-Progress (WIP)</text:p>
      <text:p text:style-name="P7"/>
      <text:p text:style-name="P6">Limit Team Work-In-Progress (WIP) with either Commitment Velocity or Per-Stage WIP Limits (Kanban)</text:p>
      <text:p text:style-name="P7"/>
      <text:p text:style-name="P11">Innovating (Level 6): Creating New/Customized OpenAgile Practices</text:p>
      <text:p text:style-name="P4"/>
      <text:p text:style-name="P5">Controlled experiments to measure the effect of changes in the OpenAgile rules</text:p>
      <text:p text:style-name="P8"/>
      <text:p text:style-name="P5">Contributing results of experiments to the OpenAgile community</text:p>
      <text:p text:style-name="P8"/>
      <text:p text:style-name="P5">The Foundations of OpenAgile are upheld</text:p>
      <text:p text:style-name="P8"/>
      <text:p text:style-name="P12">Non-Leveled OpenAgile Rules to Implement As Soon As Possible</text:p>
      <text:p text:style-name="P6"/>
      <text:p text:style-name="P6">Cycle Engagement Meeting results in a Cycle Plan consisting of many Tasks</text:p>
      <text:p text:style-name="P6">Team tracks five types of work as tasks in the Cycle Plan</text:p>
      <text:p text:style-name="P6"><text:tab/>Calendar Events</text:p>
      <text:p text:style-name="P6"><text:tab/>Repetitive Activities</text:p>
      <text:p text:style-name="P6"><text:tab/>Quality Problems</text:p>
      <text:p text:style-name="P6"><text:tab/>Obstacles</text:p>
      <text:p text:style-name="P6"><text:tab/>New Artifacts</text:p>
      <text:p text:style-name="P6">Team writes SMART Value Drivers</text:p>
      <text:p text:style-name="P6">Team prioritizes Value Drivers</text:p>
      <text:p text:style-name="P6">Team seeks Guidance (advice, help, information, accompaniment)</text:p>
      <text:p text:style-name="P6">Team Members Volunteer for Tasks</text:p>
      <text:p text:style-name="P6">Team uses Consultative Method to make all decisions</text:p>
      <text:p text:style-name="P6">Process Facilitator tracking and removing Obstacles</text:p>
      <text:p text:style-name="P6">Process Facilitator helping Team with OpenAgile Rules</text:p>
      <text:p text:style-name="P6">No “Break” between Cycles</text:p>
      <text:p text:style-name="P6">Sustainable Pace – Timebox Effort, not just schedule</text:p>
      <text:p text:style-name="P6">Tasks Added/Updated/Removed in the Cycle Plan by Team</text:p>
      <text:p text:style-name="P6">Cycle Burndown chart based on number of Tasks remaining</text:p>
      <text:p text:style-name="P6">Commitment Velocity calculated (from Cycle Burndown)</text:p>
      <text:p text:style-name="P6">Growth Facilitator helps Team prioritize Value Drivers</text:p>
      <text:p text:style-name="P6">Growth Facilitator helps Team build capacity</text:p>
      <text:p text:style-name="P6">Team Room with all needed equipment and supplies</text:p>
      <text:p text:style-name="P6">Team of Volunteers – self-Selecti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Optima" svg:font-family="Opti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9pt"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Copyright Berteig Consulting Inc. – All Rights Reserved<text:tab/><text:tab/>+1 905 868 9995 <text:s/>sales@berteigconsulting.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2-17T16:23:46</meta:creation-date>
    <dc:date>2010-11-22T10:37:25</dc:date>
    <meta:editing-duration>PT6H55M19S</meta:editing-duration>
    <meta:editing-cycles>25</meta:editing-cycles>
    <meta:generator>LibreOffice/3.3$Unix OpenOffice.org_project/330m9$Build-1</meta:generator>
    <meta:document-statistic meta:table-count="0" meta:image-count="0" meta:object-count="0" meta:page-count="5" meta:paragraph-count="121" meta:word-count="2265" meta:character-count="13922"/>
    <meta:user-defined meta:name="Info 1"/>
    <meta:user-defined meta:name="Info 2"/>
    <meta:user-defined meta:name="Info 3"/>
    <meta:user-defined meta:name="Info 4"/>
  </office:meta>
</office:document-meta>
</file>